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text-properties officeooo:rsid="000c7744" officeooo:paragraph-rsid="000c7744"/>
    </style:style>
    <style:style style:name="P2" style:family="paragraph" style:parent-style-name="Heading_20_2">
      <style:text-properties officeooo:rsid="000f3b47" officeooo:paragraph-rsid="000f3b47"/>
    </style:style>
    <style:style style:name="P3" style:family="paragraph" style:parent-style-name="Text_20_body">
      <style:text-properties officeooo:rsid="000a8c4f" officeooo:paragraph-rsid="000a8c4f"/>
    </style:style>
    <style:style style:name="P4" style:family="paragraph" style:parent-style-name="Text_20_body">
      <style:text-properties officeooo:paragraph-rsid="000a8c4f"/>
    </style:style>
    <style:style style:name="P5" style:family="paragraph" style:parent-style-name="Text_20_body">
      <style:text-properties officeooo:rsid="000c7744" officeooo:paragraph-rsid="000c7744"/>
    </style:style>
    <style:style style:name="P6" style:family="paragraph" style:parent-style-name="Text_20_body" style:list-style-name="L1">
      <style:text-properties officeooo:rsid="000c7744" officeooo:paragraph-rsid="000c7744"/>
    </style:style>
    <style:style style:name="P7" style:family="paragraph" style:parent-style-name="Text_20_body" style:list-style-name="L1">
      <style:text-properties officeooo:paragraph-rsid="000c7744"/>
    </style:style>
    <style:style style:name="P8" style:family="paragraph" style:parent-style-name="Text_20_body">
      <style:text-properties officeooo:rsid="000cd73a" officeooo:paragraph-rsid="000cd73a"/>
    </style:style>
    <style:style style:name="P9" style:family="paragraph" style:parent-style-name="Text_20_body" style:list-style-name="L2">
      <style:text-properties officeooo:rsid="000cd73a" officeooo:paragraph-rsid="000cd73a"/>
    </style:style>
    <style:style style:name="P10" style:family="paragraph" style:parent-style-name="Text_20_body">
      <style:text-properties officeooo:rsid="000f3b47" officeooo:paragraph-rsid="000f3b47"/>
    </style:style>
    <style:style style:name="P11" style:family="paragraph" style:parent-style-name="Text_20_body">
      <style:text-properties officeooo:paragraph-rsid="000f3b47"/>
    </style:style>
    <style:style style:name="P12" style:family="paragraph" style:parent-style-name="Text_20_body">
      <style:text-properties officeooo:rsid="000fbe01" officeooo:paragraph-rsid="000fbe01"/>
    </style:style>
    <style:style style:name="P13" style:family="paragraph" style:parent-style-name="Text_20_body">
      <style:text-properties officeooo:rsid="0011b34a" officeooo:paragraph-rsid="0011b34a"/>
    </style:style>
    <style:style style:name="P14" style:family="paragraph" style:parent-style-name="Text_20_body">
      <style:text-properties officeooo:rsid="00132388" officeooo:paragraph-rsid="00132388"/>
    </style:style>
    <style:style style:name="P15" style:family="paragraph" style:parent-style-name="Title">
      <style:text-properties officeooo:rsid="00097920" officeooo:paragraph-rsid="00097920"/>
    </style:style>
    <style:style style:name="T1" style:family="text">
      <style:text-properties officeooo:rsid="000a8c4f"/>
    </style:style>
    <style:style style:name="T2" style:family="text">
      <style:text-properties officeooo:rsid="000c7744"/>
    </style:style>
    <style:style style:name="T3" style:family="text">
      <style:text-properties officeooo:rsid="000ccda6"/>
    </style:style>
    <style:style style:name="T4" style:family="text">
      <style:text-properties officeooo:rsid="000cd73a"/>
    </style:style>
    <style:style style:name="T5" style:family="text">
      <style:text-properties officeooo:rsid="000ef9a5"/>
    </style:style>
    <style:style style:name="T6" style:family="text">
      <style:text-properties officeooo:rsid="000f3b47"/>
    </style:style>
    <style:style style:name="T7" style:family="text">
      <style:text-properties officeooo:rsid="0011b34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Activité d’introduction</text:p>
      <text:p text:style-name="P3">On a un groupe de 24 personnes, qui possède chacune zéro, un ou plusieurs téléphones portable.</text:p>
      <text:p text:style-name="P4"><text:span text:style-name="T1">Chaque groupe de 2 va recevoir une fiche qui décrit la répartition des téléphones parmi les 24 personnes.</text:span></text:p>
      <text:p text:style-name="P13">On veut savoir, si les téléphones étaient répartis équitablement, combien en aurait chaque personne.</text:p>
      <text:h text:style-name="P1" text:outline-level="2">Partie 1 : recherche <text:span text:style-name="T4">(15 min)</text:span></text:h>
      <text:p text:style-name="P8">Les règles sont expliquées aux élèves :</text:p>
      <text:list xml:id="list294418797" text:style-name="L2">
        <text:list-item>
          <text:p text:style-name="P9">Situation initiale</text:p>
        </text:list-item>
        <text:list-item>
          <text:p text:style-name="P9">Répartition en binômes. Le travail se fait sur une feuille à l’écrit, <text:span text:style-name="T5">à 2.</text:span></text:p>
        </text:list-item>
        <text:list-item>
          <text:p text:style-name="P9">Certains passeront au tableau pour présenter leur solution. De plus, je ramasserais quelques feuilles.</text:p>
        </text:list-item>
      </text:list>
      <text:p text:style-name="P5">Chaque binôme reçoit ses données :</text:p>
      <text:list xml:id="list2488520349" text:style-name="L1">
        <text:list-item>
          <text:p text:style-name="P6">3 binôme<text:span text:style-name="T3">s</text:span> reçoivent le diagramme en barre.</text:p>
        </text:list-item>
        <text:list-item>
          <text:p text:style-name="P7"><text:span text:style-name="T2">3 binôme</text:span><text:span text:style-name="T3">s</text:span><text:span text:style-name="T2"> reçoivent le diagramme circulaire.</text:span></text:p>
        </text:list-item>
        <text:list-item>
          <text:p text:style-name="P7"><text:span text:style-name="T3">5/6</text:span><text:span text:style-name="T2"> binôme</text:span><text:span text:style-name="T3">s</text:span><text:span text:style-name="T2"> reçoivent le </text:span><text:span text:style-name="T3">tableau de données</text:span><text:span text:style-name="T2">.</text:span></text:p>
        </text:list-item>
      </text:list>
      <text:h text:style-name="P2" text:outline-level="2">Partie 2 : mise en commun (20 min)</text:h>
      <text:p text:style-name="P10">3 groupes (1 de chaque ‘type’) présentent leur données, comment les lires, et ce qu’il ont trouvé. (9 min)</text:p>
      <text:p text:style-name="P11"><text:span text:style-name="T6">Puis, débat ensemble sur le résultat.</text:span></text:p>
      <text:p text:style-name="P12">Le résultat est 7/3, soit 2,33333… Il faut voir qu’il est impossible de faire ce partage en pratique !</text:p>
      <text:p text:style-name="P14">Il faut aussi voir que ce nombre n’est pas ‘suffisant’ : on ne sait pas, juste avec ce nombre, combien chaque personne a de téléphones 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6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2-05-05T16:25:38.008641251</dc:date>
    <meta:editing-duration>PT1H8M32S</meta:editing-duration>
    <meta:editing-cycles>13</meta:editing-cycles>
    <meta:print-date>2022-05-05T18:06:38.691493017</meta:print-date>
    <meta:document-statistic meta:table-count="0" meta:image-count="0" meta:object-count="0" meta:page-count="1" meta:paragraph-count="18" meta:word-count="203" meta:character-count="1169" meta:non-whitespace-character-count="990"/>
  </office:meta>
</office:document-meta>
</file>